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4e12"/>
    </style:style>
    <style:style style:name="P2" style:family="paragraph" style:parent-style-name="Standard">
      <style:text-properties officeooo:paragraph-rsid="0009f73b"/>
    </style:style>
    <style:style style:name="P3" style:family="paragraph" style:parent-style-name="Standard">
      <style:text-properties fo:font-weight="bold" officeooo:rsid="00142ac8" officeooo:paragraph-rsid="00142ac8" style:font-weight-asian="bold" style:font-weight-complex="bold"/>
    </style:style>
    <style:style style:name="P4" style:family="paragraph" style:parent-style-name="Standard">
      <style:text-properties fo:font-weight="bold" officeooo:rsid="00142ac8" officeooo:paragraph-rsid="00152189" style:font-weight-asian="bold" style:font-weight-complex="bold"/>
    </style:style>
    <style:style style:name="P5" style:family="paragraph" style:parent-style-name="Standard">
      <style:text-properties officeooo:paragraph-rsid="00128c6e"/>
    </style:style>
    <style:style style:name="P6" style:family="paragraph" style:parent-style-name="Standard">
      <style:text-properties officeooo:paragraph-rsid="00094e12"/>
    </style:style>
    <style:style style:name="P7" style:family="paragraph" style:parent-style-name="Standard">
      <style:text-properties officeooo:rsid="00142ac8" officeooo:paragraph-rsid="00142ac8"/>
    </style:style>
    <style:style style:name="P8" style:family="paragraph" style:parent-style-name="Standard">
      <style:text-properties style:font-name="Liberation Serif" fo:font-size="12pt" fo:font-weight="bold" officeooo:rsid="00142ac8" officeooo:paragraph-rsid="00152189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16ce73"/>
    </style:style>
    <style:style style:name="P10" style:family="paragraph" style:parent-style-name="Standard">
      <style:text-properties officeooo:paragraph-rsid="001812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e12" style:font-weight-asian="bold" style:font-weight-complex="bold"/>
    </style:style>
    <style:style style:name="T3" style:family="text">
      <style:text-properties fo:font-weight="bold" officeooo:rsid="0009f73b" style:font-weight-asian="bold" style:font-weight-complex="bold"/>
    </style:style>
    <style:style style:name="T4" style:family="text">
      <style:text-properties fo:font-weight="bold" officeooo:rsid="00128c6e" style:font-weight-asian="bold" style:font-weight-complex="bold"/>
    </style:style>
    <style:style style:name="T5" style:family="text">
      <style:text-properties fo:font-weight="bold" officeooo:rsid="00142ac8" style:font-weight-asian="bold" style:font-weight-complex="bold"/>
    </style:style>
    <style:style style:name="T6" style:family="text">
      <style:text-properties fo:font-weight="bold" officeooo:rsid="0018127c" style:font-weight-asian="bold" style:font-weight-complex="bold"/>
    </style:style>
    <style:style style:name="T7" style:family="text">
      <style:text-properties officeooo:rsid="0009f73b"/>
    </style:style>
    <style:style style:name="T8" style:family="text">
      <style:text-properties officeooo:rsid="000a9237"/>
    </style:style>
    <style:style style:name="T9" style:family="text">
      <style:text-properties officeooo:rsid="000c819f"/>
    </style:style>
    <style:style style:name="T10" style:family="text">
      <style:text-properties officeooo:rsid="000fdeee"/>
    </style:style>
    <style:style style:name="T11" style:family="text">
      <style:text-properties officeooo:rsid="0011a721"/>
    </style:style>
    <style:style style:name="T12" style:family="text">
      <style:text-properties officeooo:rsid="00128c6e"/>
    </style:style>
    <style:style style:name="T13" style:family="text">
      <style:text-properties officeooo:rsid="00142ac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2189" style:font-weight-asian="normal" style:font-weight-complex="normal"/>
    </style:style>
    <style:style style:name="T16" style:family="text">
      <style:text-properties fo:font-weight="normal" officeooo:rsid="0018127c" style:font-weight-asian="normal" style:font-weight-complex="normal"/>
    </style:style>
    <style:style style:name="T17" style:family="text">
      <style:text-properties style:font-name="sans-serif" fo:font-size="12pt" fo:font-weight="normal" officeooo:rsid="00142ac8" style:font-size-asian="12pt" style:font-weight-asian="normal" style:font-size-complex="12pt" style:font-weight-complex="normal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52189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16ce73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18127c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font-weight="bold" officeooo:rsid="0016ce73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officeooo:rsid="0016ce73" style:font-size-asian="12pt" style:font-size-complex="12pt"/>
    </style:style>
    <style:style style:name="T25" style:family="text">
      <style:text-properties officeooo:rsid="0016ce73"/>
    </style:style>
    <style:style style:name="T26" style:family="text">
      <style:text-properties fo:color="#000000" loext:opacity="100%" style:font-name="Liberation Serif" fo:font-size="12pt" style:text-underline-style="none" fo:font-weight="normal" officeooo:rsid="0016ce73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style:text-underline-style="none" fo:font-weight="bold" officeooo:rsid="0016ce73" style:font-size-asian="12pt" style:font-weight-asian="bold" style:font-size-complex="12pt" style:font-weight-complex="bold"/>
    </style:style>
    <style:style style:name="T28" style:family="text">
      <style:text-properties officeooo:rsid="001812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M</text:span><text:span text:style-name="T1">etas Finalísticas: </text:span><text:span text:style-name="T14">Metas que buscam especificar resultados esperados. </text:span></text:p>
      <text:p text:style-name="P1"><text:span text:style-name="T2"/></text:p>
      <text:p text:style-name="P1"><text:span text:style-name="T2">Meta </text:span><text:span text:style-name="T5">7.</text:span><text:span text:style-name="T2">1: </text:span>Até 2030, assegurar o acesso universal, confiável, moderno e a preços acessíveis a serviços de energia.<text:line-break/><text:line-break/><text:span text:style-name="T8">Atualmente, o Brasil possui bons indices de acesso à energia elétrica, com apenas 0,2% da população sem acesso. </text:span><text:span text:style-name="T9">Na confiabilidade, o Brasil possui uma matriz diversa o suficiente para evitar grandes problemas de escassez. Porém, uma má-gestão do meio-ambiente pode prejudicar a produção de energia através das usinas hidrelétricas, que são vitais para o consumo no Brasil.</text:span><text:span text:style-name="T7"><text:line-break/><text:line-break/>&lt;img01&gt;</text:span></text:p>
      <text:p text:style-name="P1"/>
      <text:p text:style-name="P1"/>
      <text:p text:style-name="P9"><text:span text:style-name="T3">Meta </text:span><text:span text:style-name="T5">7.</text:span><text:span text:style-name="T3">2: </text:span></text:p>
      <text:p text:style-name="P9"><text:span text:style-name="T3"/></text:p>
      <text:p text:style-name="P9"><text:span text:style-name="Strong_20_Emphasis"><text:span text:style-name="T24">Nações Unidas: </text:span></text:span>Até 2030, aumentar substancialmente a participação de energias renováveis na matriz energética global.<text:line-break/></text:p>
      <text:p text:style-name="P9"><text:span text:style-name="T27">Brasil:</text:span><text:span text:style-name="T26"> Até 2030, manter elevada a participação de energias renováveis na matriz energética nacional.</text:span></text:p>
      <text:p text:style-name="P9"><text:line-break/><text:span text:style-name="T11">Mais</text:span><text:span text:style-name="T10"> de 4</text:span><text:span text:style-name="T11">5</text:span><text:span text:style-name="T10">% do consumo de energia no Brasil vem de matrizes </text:span><text:span text:style-name="T11">renováveis, em comparação com cerca de 25% do Chile, 12% da Argentina e 2% da África do Sul. A principal fonte de energia renovável no Brasil é a hidrelétrica, que produziu 392.1 TWh de eneregia no ano de 2020 e representa 30% de todo o consumo de energia no país, </text:span><text:span text:style-name="T25">que é vanguardista nesse quesito.</text:span></text:p>
      <text:p text:style-name="P2"/>
      <text:p text:style-name="P2">&lt;<text:span text:style-name="T12">img02&gt;</text:span></text:p>
      <text:p text:style-name="P2"/>
      <text:p text:style-name="P2"/>
      <text:p text:style-name="P10"><text:span text:style-name="T4">Meta </text:span><text:span text:style-name="T5">7.</text:span><text:span text:style-name="T4">3: </text:span></text:p>
      <text:p text:style-name="P10"><text:span text:style-name="T4"/></text:p>
      <text:p text:style-name="P10"><text:span text:style-name="Strong_20_Emphasis"><text:span text:style-name="T24">Nações Unidas: </text:span></text:span>Até 2030, dobrar a taxa global de melhoria da eficiência energética.</text:p>
      <text:p text:style-name="P10"/>
      <text:p text:style-name="P10"><text:span text:style-name="T6">Brasil: </text:span><text:span text:style-name="T16">Até 2030, aumentar a taxa de melhoria da eficiência energética na economia brasileira.</text:span><text:line-break/><text:line-break/><text:span text:style-name="T12">Durante a década de 1970 e 1980, o Brasil aumentou consideravelmente sua eficiência energética e reduziu a emissão de carbono, </text:span><text:span text:style-name="T13">e o histórico dos últimos 20 anos indica uma estagnação na intensidade da energia, pois a intensidade é afetada pelas crises econômicas, que </text:span><text:span text:style-name="T28">torna</text:span><text:span text:style-name="T13"> inviável </text:span><text:span text:style-name="T28">a meta de</text:span><text:span text:style-name="T13"> dobrar essa taxa.</text:span></text:p>
      <text:p text:style-name="P5"/>
      <text:p text:style-name="P5">&lt;<text:span text:style-name="T13">img03&gt;</text:span></text:p>
      <text:p text:style-name="P5"/>
      <text:p text:style-name="P5"/>
      <text:p text:style-name="P3">Metas de implementação:<text:span text:style-name="T14"> Recursos humanos, financeiros, tecnológicos e de governança que são necessários para atingir os resultados esperados.</text:span></text:p>
      <text:p text:style-name="P3"><text:span text:style-name="T14"/></text:p>
      <text:p text:style-name="P3"><text:span text:style-name="T14"/></text:p>
      <text:p text:style-name="P4">Meta 7a: <text:span text:style-name="T20">R</text:span><text:span text:style-name="T19">eforçar a cooperação internacional para facilitar o acesso a pesquisa e tecnologias de energia limpa, incluindo energias renováveis, eficiência energética e tecnologias de combustíveis fósseis avançadas e mais limpas, e promover o investimento em infraestrutura de energia e em tecnologias de energia limpa.</text:span></text:p>
      <text:p text:style-name="P8"><text:span text:style-name="T15"/></text:p>
      <text:p text:style-name="P4"><text:soft-page-break/><text:span text:style-name="T20">Para isso, é necessário atribuir investimentos</text:span><text:span text:style-name="T19"> </text:span><text:span text:style-name="T20">(tanto capital humano como capital físico)</text:span><text:span text:style-name="T19"> internacionais para países em desenvolvimento para apoio à pesquisa </text:span><text:span text:style-name="T20">e ao </text:span><text:span text:style-name="T19">desenvolvimento de energias limpas </text:span><text:span text:style-name="T20">e</text:span><text:span text:style-name="T19"> à produção de energia renovável, incluindo sistemas híbridos. </text:span><text:span text:style-name="T20">Novas tecnologias são essenciais para manter uma matriz energética variada, moderna e competitiva. O Brasil tem histórico de grandes contratos no ramo, como nas negociações com a Alemanha Ocidental na década de 1970 para a construção de usinas nucleares, bem como o entusiasmo pelo etanol nos anos 2000 e a usina hidrelétrica de Belo Monte em 2010.</text:span></text:p>
      <text:p text:style-name="P4"><text:span text:style-name="T20"/></text:p>
      <text:p text:style-name="P9"><text:span text:style-name="T23">Meta 7b:</text:span></text:p>
      <text:p text:style-name="P9"><text:span text:style-name="T23"/></text:p>
      <text:p text:style-name="P9"><text:span text:style-name="Strong_20_Emphasis"><text:span text:style-name="T24">Nações Unidas:</text:span></text:span><text:span text:style-name="Strong_20_Emphasis"><text:span text:style-name="T23"> </text:span></text:span><text:span text:style-name="T21">Até 2030, expandir a infraestrutura e modernizar a tecnologia para o fornecimento de serviços de energia modernos e sustentáveis para todos nos países em desenvolvimento, particularmente nos países menos desenvolvidos, nos pequenos Estados insulares em desenvolvimento e nos países em desenvolvimento sem litoral, de acordo com seus respectivos programas de apoio. </text:span></text:p>
      <text:p text:style-name="P9"><text:a xlink:type="simple" xlink:href="https://www.ipea.gov.br/ods/ods7.html#coll_7_5" text:style-name="Internet_20_link" text:visited-style-name="Visited_20_Internet_20_Link"><text:span text:style-name="T26"/></text:a></text:p>
      <text:p text:style-name="P9"><text:span text:style-name="T27">Brasil:</text:span><text:span text:style-name="T26"> Até 2030, expandir a infraestrutura e aprimorar a tecnologia para o fornecimento de serviços de energia modernos e sustentáveis para todos.</text:span></text:p>
      <text:p text:style-name="P9"><text:span text:style-name="T17"><text:line-break/></text:span><text:span text:style-name="T22">Para alcançar essa meta é preciso aumentar os investimetos em eficiência energética e realizar reformas na atual estrutura de geração de energia elétrica para permitir maior investimento estrangeiro nas empresas produtoras de energia sustentáv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5:15:26.350121608</meta:creation-date>
    <meta:generator>LibreOffice/7.0.4.2$Linux_X86_64 LibreOffice_project/00$Build-2</meta:generator>
    <dc:date>2022-04-03T01:42:58.773102930</dc:date>
    <meta:editing-duration>PT1H51M9S</meta:editing-duration>
    <meta:editing-cycles>3</meta:editing-cycles>
    <meta:document-statistic meta:table-count="0" meta:image-count="0" meta:object-count="0" meta:page-count="2" meta:paragraph-count="18" meta:word-count="531" meta:character-count="3518" meta:non-whitespace-character-count="2995"/>
  </office:meta>
</office:document-meta>
</file>